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1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Nimbus Roman No9 L" fo:font-size="12pt" style:font-size-asian="12pt" style:font-size-complex="12pt"/>
    </style:style>
    <style:style style:name="T4" style:family="text">
      <style:text-properties style:font-name="DejaVu Sans Mono1" fo:font-size="10pt" style:font-size-asian="10pt" style:font-size-complex="10pt"/>
    </style:style>
    <style:style style:name="T5" style:family="text">
      <style:text-properties style:font-name="DejaVu Sans Mono1"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font-name="Nimbus Sans L"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5 : Add a function to convert old documentation XML to the current format</text:h>
      <text:p text:style-name="P2"/>
      <text:p text:style-name="P1"/>
      <text:p text:style-name="P1">SEP: #5</text:p>
      <text:p text:style-name="P1">Title: Add a function to convert old documentation XML to the current format</text:p>
      <text:p text:style-name="P1">Version: <text:span text:style-name="Teletype"><text:span text:style-name="T1">1,0</text:span></text:span></text:p>
      <text:p text:style-name="P1">Author: Sylvestre Ledru &lt;<text:a xlink:type="simple" xlink:href="mailto:sylvestre.ledru@inria.fr">sylvestre.ledru@scilab.org</text:a>&gt;</text:p>
      <text:p text:style-name="P1">State: <text:span text:style-name="T7">Done</text:span></text:p>
      <text:p text:style-name="P1">Type:</text:p>
      <text:p text:style-name="P1">Scilab-Version: ﻿<text:span text:style-name="Teletype">5.0.2</text:span></text:p>
      <text:p text:style-name="P1">Vote:"No: discussions and suggestions"</text:p>
      <text:p text:style-name="P1">Created: Tuesday, 23 september 2008</text:p>
      <text:p text:style-name="P2"/>
      <text:p text:style-name="P1"/>
      <text:h text:style-name="P6" text:outline-level="3">Abstract</text:h>
      <text:p text:style-name="P1">This SEP proposes to add a new Scilab function to be able to convert a Scilab 4 XML file to the Scilab 5 format (Docbook)</text:p>
      <text:p text:style-name="P1"/>
      <text:p text:style-name="P1"/>
      <text:h text:style-name="P6" text:outline-level="3">Rationale</text:h>
      <text:p text:style-name="P3"><text:tab/>One of the big step of Scilab 5 is to use a normalized format (Docbook) for the documentation. However, to facilitate the migration from version 4 to 5, we must provide a tool to convert the old format to the current one.</text:p>
      <text:p text:style-name="P3">It is an easy to use and to develop function. It is not supposed to do anything more than taking a file, load it, transform it and export it.</text:p>
      <text:p text:style-name="P3">The profile of the function proposed is:</text:p>
      <text:p text:style-name="P3"><text:span text:style-name="Teletype"><text:span text:style-name="T2"><text:tab/>xmlconvert5(oldfile,newfile)</text:span></text:span></text:p>
      <text:p text:style-name="P3"><text:span text:style-name="Teletype"><text:span text:style-name="T2">oldfile: </text:span></text:span><text:span text:style-name="Teletype"><text:span text:style-name="T3">a single string containing the full path to the old format</text:span></text:span></text:p>
      <text:p text:style-name="P3"><text:span text:style-name="Teletype"><text:span text:style-name="T2">newfile: </text:span></text:span><text:span text:style-name="Teletype"><text:span text:style-name="T3">a single string containing the full path to the future file</text:span></text:span></text:p>
      <text:h text:style-name="P6" text:outline-level="3"><text:span text:style-name="Teletype"><text:span text:style-name="T6">Available</text:span></text:span></text:h>
      <text:p text:style-name="P3"><text:span text:style-name="Teletype"><text:span text:style-name="T3">This work has been published as a toolbox:</text:span></text:span></text:p>
      <text:p text:style-name="P3"><text:span text:style-name="Teletype"><text:span text:style-name="T3">http://www.scilab.org/contrib/index_contrib.php?page=displayContribution&amp;fileID=1163</text:span></text:span></text:p>
      <text:h text:style-name="P6" text:outline-level="3"><text:span text:style-name="Teletype"><text:span text:style-name="T6">Example Usage</text:span></text:span></text:h>
      <text:p text:style-name="P3"><text:span text:style-name="Teletype"><text:span text:style-name="T2"><text:tab/></text:span></text:span><text:span text:style-name="Teletype"><text:span text:style-name="T4">xmlconvert5(SCI+</text:span></text:span><text:span text:style-name="Teletype"><text:span text:style-name="T5">"/contrib/sip/help/myGreatFunction.xml"</text:span></text:span><text:span text:style-name="Teletype"><text:span text:style-name="T4">,SCI+</text:span></text:span><text:span text:style-name="Teletype"><text:span text:style-name="T5">"/contrib/sip/help/myGreatFunction-v5.xml"</text:span></text:span><text:span text:style-name="Teletype"><text:span text:style-name="T4">)</text:span></text:span></text:p>
      <text:h text:style-name="P6" text:outline-level="3">Changelog</text:h>
      <text:list xml:id="list3903075284053447824" text:style-name="L1">
        <text:list-item>
          <text:list>
            <text:list-item>
              <text:p text:style-name="P4"><text:span text:style-name="T3">– Sylvestre Ledru &lt;</text:span><text:a xlink:type="simple" xlink:href="mailto:sylvestre.ledru@scilab.org"><text:span text:style-name="T3">sylvestre.ledru@scilab.org</text:span></text:a><text:span text:style-name="T3">&gt; Initial version</text:span></text:p>
            </text:list-item>
            <text:list-item>
              <text:p text:style-name="P4"><text:soft-page-break/><text:span text:style-name="T3">- Sylvestre Ledru <text:s/>&lt;</text:span><text:a xlink:type="simple" xlink:href="mailto:sylvestre.ledru@scilab.org"><text:span text:style-name="T3">sylvestre.ledru@scilab.org</text:span></text:a><text:span text:style-name="T3">&gt; Tag as done &amp; add of the URL</text:span></text:p>
            </text:list-item>
          </text:list>
        </text:list-item>
      </text:list>
      <text:h text:style-name="P6" text:outline-level="3">Copyright</text:h>
      <text:p text:style-name="Standard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24:50</dc:date>
    <meta:editing-cycles>19</meta:editing-cycles>
    <meta:editing-duration>PT22M6S</meta:editing-duration>
    <dc:creator>Eric Gallager</dc:creator>
    <meta:document-statistic meta:table-count="0" meta:image-count="0" meta:object-count="0" meta:page-count="2" meta:paragraph-count="29" meta:word-count="225" meta:character-count="1513"/>
    <meta:user-defined meta:name="Info 1"/>
    <meta:user-defined meta:name="Info 2"/>
    <meta:user-defined meta:name="Info 3"/>
    <meta:user-defined meta:name="Info 4"/>
  </office:meta>
</office:document-meta>
</file>